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Paragraph">Problems:</text:p>
      <text:p text:style-name="List_20_Paragraph"/>
      <text:list xml:id="list344193349" text:style-name="WWNum2">
        <text:list-item>
          <text:p text:style-name="P1">Subjects that can be generated that should be assigned by the management. And it will assign subjects by using possible subjects provided by departments.</text:p>
          <text:p text:style-name="P2"/>
        </text:list-item>
        <text:list-item>
          <text:p text:style-name="P1">Student will submit the Assignments <text:s/>to teacher and results are provided to students.</text:p>
          <text:p text:style-name="P1"/>
        </text:list-item>
        <text:list-item>
          <text:p text:style-name="P1">Online learning includes type of learning that can be videos,lecture or online lecture. So type of lecture should be same.</text:p>
          <text:p text:style-name="P1"/>
        </text:list-item>
        <text:list-item>
          <text:p text:style-name="P1">Timetable generation can be exam or lecture time. Common method for generating timetable.And there should have the way to complete one task by running multiple task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2T10:08:10</meta:creation-date>
    <dc:date>2014-11-12T10:13:25</dc:date>
    <dc:creator>webonise </dc:creator>
    <meta:editing-duration>PT4M3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5" meta:word-count="88" meta:character-count="17" meta:non-whitespace-character-count="463"/>
  </office:meta>
</office:document-meta>
</file>